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187" officeooo:paragraph-rsid="00019187"/>
    </style:style>
    <style:style style:name="P2" style:family="paragraph" style:parent-style-name="Standard">
      <style:text-properties officeooo:rsid="0002efba" officeooo:paragraph-rsid="0002efba"/>
    </style:style>
    <style:style style:name="P3" style:family="paragraph" style:parent-style-name="Standard">
      <style:text-properties officeooo:rsid="00072b6f" officeooo:paragraph-rsid="00072b6f"/>
    </style:style>
    <style:style style:name="T1" style:family="text">
      <style:text-properties officeooo:rsid="0002ef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officeooo:rsid="0008e5b6"/>
    </style:style>
    <style:style style:name="T5" style:family="text">
      <style:text-properties style:font-name="Monospace" fo:font-weight="bold" style:font-weight-asian="bold" style:font-weight-complex="bold"/>
    </style:style>
    <style:style style:name="T6" style:family="text">
      <style:text-properties style:font-name="Liberation Serif" fo:font-weight="bold" officeooo:rsid="0002efba" style:font-weight-asian="bold" style:font-weight-complex="bold"/>
    </style:style>
    <style:style style:name="T7" style:family="text">
      <style:text-properties style:font-name="Liberation Serif" fo:font-weight="normal" officeooo:rsid="0002efba" style:font-weight-asian="normal" style:font-weight-complex="normal"/>
    </style:style>
    <style:style style:name="T8" style:family="text">
      <style:text-properties officeooo:rsid="0008e5b6"/>
    </style:style>
    <style:style style:name="T9" style:family="text">
      <style:text-properties officeooo:rsid="000a6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Instalação</text:p>
      <text:p text:style-name="Heading">Instalação:</text:p>
      <text:p text:style-name="P1"/>
      <text:p text:style-name="P1">Instale o XAMPP, JRE <text:span text:style-name="T1">e NetBeans, respectivamente.</text:span></text:p>
      <text:p text:style-name="P1"/>
      <text:p text:style-name="P1">Abra o NetBeans e configure o caminho para o interpretador PHP:</text:p>
      <text:p text:style-name="P1">guia ferramentas → opções → guia PHP → Browse→ procure o executável.php dentro da pasta xampp</text:p>
      <text:p text:style-name="P1"/>
      <text:p text:style-name="P2"><text:span text:style-name="T9">P</text:span>ara executar no <text:span text:style-name="T2">servidor local</text:span> novas aplicações, <text:span text:style-name="T8">usando NetBeans,</text:span> <text:span text:style-name="T8">copie a pasta “</text:span><text:span text:style-name="T4">NetBeansProjects</text:span><text:span text:style-name="T8">” que está na pasta Meus_Documentos e </text:span>salve-<text:span text:style-name="T8">a</text:span> dentro da pasta <text:span text:style-name="T3">htdocs</text:span> do Xampp.</text:p>
      <text:p text:style-name="P1"/>
      <text:p text:style-name="P3">Para verificar se seu servidor está funcionando corretamente, use a função<text:span text:style-name="T5"> phpinfo()</text:span></text:p>
      <text:p text:style-name="P3"><text:span text:style-name="T6">atalho</text:span><text:span text:style-name="T7"> para identação no Netbeans:</text:span><text:span text:style-name="T5"> alt + shift + f</text:span></text:p>
      <text:p text:style-name="P1"/>
      <text:p text:style-name="Subtitle">Aula 02 -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31T14:05:48.364000000</dc:date>
    <meta:editing-duration>PT7H21M17S</meta:editing-duration>
    <meta:editing-cycles>5</meta:editing-cycles>
    <meta:document-statistic meta:table-count="0" meta:image-count="0" meta:object-count="0" meta:page-count="1" meta:paragraph-count="9" meta:word-count="90" meta:character-count="556" meta:non-whitespace-character-count="474"/>
  </office:meta>
</office:document-meta>
</file>